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4"/>
    <style:style style:name="P2" style:family="paragraph" style:parent-style-name="Quotations" style:list-style-name="L14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Perfecto, Fab. Vamos con <text:span text:style-name="Strong_20_Emphasis">6 — Límites de estabilidad</text:span>, manteniendo el mismo estilo lógico, abstracto y sistemático que en los puntos anteriores.<text:line-break/>Este límite es especialmente profundo porque no depende de velocidad, energía, memoria o complejidad: <text:span text:style-name="Strong_20_Emphasis">es un límite estructural</text:span>.<text:line-break/>Todo sistema inteligente necesita mantenerse “coherente” en el tiempo, pero la física empuja constantemente hacia el desorden.</text:p>
      <text:p text:style-name="Text_20_body">Vamos paso a paso.</text:p>
      <text:p text:style-name="Horizontal_20_Line"/>
      <text:h text:style-name="Heading_20_1" text:outline-level="1">6 — LÍMITES DE ESTABILIDAD (versión lógica, no biológica)</text:h>
      <text:h text:style-name="Heading_20_2" text:outline-level="2">1. Qué significa el límite de estabilidad, lógicamente</text:h>
      <text:p text:style-name="Text_20_body">En cualquier sistema físico:</text:p>
      <text:list xml:id="list3573384234" text:style-name="L1">
        <text:list-item>
          <text:p text:style-name="P4">Los estados tienden a cambiar con el tiempo. </text:p>
        </text:list-item>
        <text:list-item>
          <text:p text:style-name="P4">Las estructuras se degradan. </text:p>
        </text:list-item>
        <text:list-item>
          <text:p text:style-name="P4">Los errores se acumulan. </text:p>
        </text:list-item>
        <text:list-item>
          <text:p text:style-name="P4">Las perturbaciones externas alteran el estado interno. </text:p>
        </text:list-item>
        <text:list-item>
          <text:p text:style-name="P4">La entropía empuja hacia configuraciones desordenadas. </text:p>
        </text:list-item>
        <text:list-item>
          <text:p text:style-name="P3">Mantener un estado estable requiere trabajo. </text:p>
        </text:list-item>
      </text:list>
      <text:p text:style-name="Text_20_body">En términos lógicos:</text:p>
      <text:p text:style-name="Quotations">Ningún sistema puede mantener su estructura, su información o su funcionamiento<text:line-break/>sin mecanismos activos de estabilización.</text:p>
      <text:p text:style-name="Text_20_body">Esto no es biología: es termodinámica + teoría de sistemas dinámicos.</text:p>
      <text:p text:style-name="Horizontal_20_Line"/>
      <text:h text:style-name="Heading_20_2" text:outline-level="2">2. Cómo restringe esto la inteligencia de un sistema</text:h>
      <text:p text:style-name="Text_20_body">El límite de estabilidad afecta a varios aspectos fundamentales:</text:p>
      <text:h text:style-name="Heading_20_3" text:outline-level="3">2.1. Persistencia de la información</text:h>
      <text:p text:style-name="Text_20_body">Si el sistema no se estabiliza, la información almacenada:</text:p>
      <text:list xml:id="list33996934" text:style-name="L2">
        <text:list-item>
          <text:p text:style-name="P6">se degrada </text:p>
        </text:list-item>
        <text:list-item>
          <text:p text:style-name="P6">se corrompe </text:p>
        </text:list-item>
        <text:list-item>
          <text:p text:style-name="P6">se vuelve inconsistente </text:p>
        </text:list-item>
        <text:list-item>
          <text:p text:style-name="P5">desaparece </text:p>
        </text:list-item>
      </text:list>
      <text:p text:style-name="Text_20_body"><text:soft-page-break/>Esto limita la memoria a largo plazo y la coherencia interna.</text:p>
      <text:p text:style-name="Horizontal_20_Line"/>
      <text:h text:style-name="Heading_20_3" text:outline-level="3">2.2. Persistencia de la estructura</text:h>
      <text:p text:style-name="Text_20_body">Si la estructura del sistema cambia por perturbaciones:</text:p>
      <text:list xml:id="list3592160556" text:style-name="L3">
        <text:list-item>
          <text:p text:style-name="P8">los módulos dejan de funcionar correctamente </text:p>
        </text:list-item>
        <text:list-item>
          <text:p text:style-name="P8">las conexiones se rompen </text:p>
        </text:list-item>
        <text:list-item>
          <text:p text:style-name="P8">los algoritmos dejan de ser válidos </text:p>
        </text:list-item>
        <text:list-item>
          <text:p text:style-name="P7">el sistema pierde funcionalidad </text:p>
        </text:list-item>
      </text:list>
      <text:p text:style-name="Text_20_body">Esto limita la longevidad del sistema.</text:p>
      <text:p text:style-name="Horizontal_20_Line"/>
      <text:h text:style-name="Heading_20_3" text:outline-level="3">2.3. Acumulación de errores</text:h>
      <text:p text:style-name="Text_20_body">Sin mecanismos de corrección:</text:p>
      <text:list xml:id="list1581353942" text:style-name="L4">
        <text:list-item>
          <text:p text:style-name="P10">los errores se propagan </text:p>
        </text:list-item>
        <text:list-item>
          <text:p text:style-name="P10">se amplifican </text:p>
        </text:list-item>
        <text:list-item>
          <text:p text:style-name="P9">terminan destruyendo el sistema </text:p>
        </text:list-item>
      </text:list>
      <text:p text:style-name="Text_20_body">Esto limita la profundidad de razonamiento y la fiabilidad.</text:p>
      <text:p text:style-name="Horizontal_20_Line"/>
      <text:h text:style-name="Heading_20_3" text:outline-level="3">2.4. Sensibilidad a perturbaciones externas</text:h>
      <text:p text:style-name="Text_20_body">Un sistema sin estabilidad:</text:p>
      <text:list xml:id="list1470024306" text:style-name="L5">
        <text:list-item>
          <text:p text:style-name="P12">colapsa ante pequeñas perturbaciones </text:p>
        </text:list-item>
        <text:list-item>
          <text:p text:style-name="P12">no puede operar en entornos cambiantes </text:p>
        </text:list-item>
        <text:list-item>
          <text:p text:style-name="P11">no puede mantener coherencia interna </text:p>
        </text:list-item>
      </text:list>
      <text:p text:style-name="Text_20_body">Esto limita la adaptabilidad.</text:p>
      <text:p text:style-name="Horizontal_20_Line"/>
      <text:h text:style-name="Heading_20_3" text:outline-level="3">2.5. Escalabilidad</text:h>
      <text:p text:style-name="Text_20_body">Cuanto más grande es un sistema:</text:p>
      <text:list xml:id="list720131287" text:style-name="L6">
        <text:list-item>
          <text:p text:style-name="P14">más puntos de fallo </text:p>
        </text:list-item>
        <text:list-item>
          <text:p text:style-name="P14">más perturbaciones internas </text:p>
        </text:list-item>
        <text:list-item>
          <text:p text:style-name="P14">más difícil mantener coherencia </text:p>
        </text:list-item>
        <text:list-item>
          <text:p text:style-name="P13">más probable el colapso </text:p>
        </text:list-item>
      </text:list>
      <text:p text:style-name="Text_20_body">Esto limita el tamaño máximo útil del sistema.</text:p>
      <text:p text:style-name="Horizontal_20_Line"/>
      <text:h text:style-name="Heading_20_2" text:outline-level="2"><text:soft-page-break/>3. Qué arquitectura minimiza el impacto del límite de estabilidad</text:h>
      <text:p text:style-name="Text_20_body">Aquí viene la parte lógica clave:<text:line-break/><text:span text:style-name="Strong_20_Emphasis">¿Cómo debe organizarse un sistema para mantenerse estable en un universo que empuja al desorden?</text:span></text:p>
      <text:p text:style-name="Text_20_body">La arquitectura óptima tiene varias propiedades.</text:p>
      <text:p text:style-name="Horizontal_20_Line"/>
      <text:h text:style-name="Heading_20_3" text:outline-level="3">3.1. Estabilidad local, no global</text:h>
      <text:p text:style-name="Text_20_body">Intentar mantener un estado global perfecto es imposible.<text:line-break/>La arquitectura óptima:</text:p>
      <text:list xml:id="list25083932" text:style-name="L7">
        <text:list-item>
          <text:p text:style-name="P16">estabiliza cada módulo localmente </text:p>
        </text:list-item>
        <text:list-item>
          <text:p text:style-name="P16">no depende de un controlador central </text:p>
        </text:list-item>
        <text:list-item>
          <text:p text:style-name="P15">mantiene coherencia por regiones, no por totalidad </text:p>
        </text:list-item>
      </text:list>
      <text:p text:style-name="Text_20_body">Esto reduce la fragilidad.</text:p>
      <text:p text:style-name="Horizontal_20_Line"/>
      <text:h text:style-name="Heading_20_3" text:outline-level="3">3.2. Auto-reparación continua</text:h>
      <text:p text:style-name="Text_20_body">La estabilidad no es un estado, sino un proceso.</text:p>
      <text:p text:style-name="Text_20_body">Arquitectura óptima:</text:p>
      <text:list xml:id="list2714450762" text:style-name="L8">
        <text:list-item>
          <text:p text:style-name="P18">detecta desviaciones </text:p>
        </text:list-item>
        <text:list-item>
          <text:p text:style-name="P18">corrige errores </text:p>
        </text:list-item>
        <text:list-item>
          <text:p text:style-name="P18">reestablece estados válidos </text:p>
        </text:list-item>
        <text:list-item>
          <text:p text:style-name="P17">lo hace de forma continua y distribuida </text:p>
        </text:list-item>
      </text:list>
      <text:p text:style-name="Text_20_body">Esto evita que los errores se acumulen.</text:p>
      <text:p text:style-name="Horizontal_20_Line"/>
      <text:h text:style-name="Heading_20_3" text:outline-level="3">3.3. Redundancia estructural</text:h>
      <text:p text:style-name="Text_20_body">Si una parte falla, otra puede asumir su función.</text:p>
      <text:p text:style-name="Text_20_body">Pero atención:</text:p>
      <text:p text:style-name="Quotations">La redundancia óptima no es duplicación masiva,<text:line-break/>sino redundancia <text:span text:style-name="Strong_20_Emphasis">distribuida y funcional</text:span>, no idéntica.</text:p>
      <text:p text:style-name="Text_20_body">Esto permite:</text:p>
      <text:list xml:id="list1487866550" text:style-name="L9">
        <text:list-item>
          <text:p text:style-name="P20">tolerancia a fallos </text:p>
        </text:list-item>
        <text:list-item>
          <text:p text:style-name="P20">resiliencia </text:p>
        </text:list-item>
        <text:list-item>
          <text:p text:style-name="P19">continuidad operativa </text:p>
        </text:list-item>
      </text:list>
      <text:p text:style-name="Horizontal_20_Line"><text:soft-page-break/></text:p>
      <text:h text:style-name="Heading_20_3" text:outline-level="3">3.4. Modularidad</text:h>
      <text:p text:style-name="Text_20_body">Un sistema monolítico es frágil.<text:line-break/>Un sistema modular:</text:p>
      <text:list xml:id="list1947939142" text:style-name="L10">
        <text:list-item>
          <text:p text:style-name="P22">aísla fallos </text:p>
        </text:list-item>
        <text:list-item>
          <text:p text:style-name="P22">limita la propagación de errores </text:p>
        </text:list-item>
        <text:list-item>
          <text:p text:style-name="P22">permite reemplazar partes sin afectar al todo </text:p>
        </text:list-item>
        <text:list-item>
          <text:p text:style-name="P21">facilita la estabilidad local </text:p>
        </text:list-item>
      </text:list>
      <text:p text:style-name="Horizontal_20_Line"/>
      <text:h text:style-name="Heading_20_3" text:outline-level="3">3.5. Estados atractores</text:h>
      <text:p text:style-name="Text_20_body">La arquitectura óptima define estados hacia los que el sistema tiende naturalmente.</text:p>
      <text:p text:style-name="Text_20_body">En términos lógicos:</text:p>
      <text:list xml:id="list1174503866" text:style-name="L11">
        <text:list-item>
          <text:p text:style-name="P24">si el sistema se desvía, vuelve </text:p>
        </text:list-item>
        <text:list-item>
          <text:p text:style-name="P24">si hay perturbación, se corrige </text:p>
        </text:list-item>
        <text:list-item>
          <text:p text:style-name="P23">si hay ruido, se amortigua </text:p>
        </text:list-item>
      </text:list>
      <text:p text:style-name="Text_20_body">Esto convierte la estabilidad en una propiedad emergente.</text:p>
      <text:p text:style-name="Horizontal_20_Line"/>
      <text:h text:style-name="Heading_20_3" text:outline-level="3">3.6. Flexibilidad estructural</text:h>
      <text:p text:style-name="Text_20_body">Un sistema rígido se rompe.<text:line-break/>Un sistema demasiado flexible se desintegra.</text:p>
      <text:p text:style-name="Text_20_body">La arquitectura óptima:</text:p>
      <text:list xml:id="list3598195695" text:style-name="L12">
        <text:list-item>
          <text:p text:style-name="P26">permite cambios controlados </text:p>
        </text:list-item>
        <text:list-item>
          <text:p text:style-name="P26">ajusta conexiones </text:p>
        </text:list-item>
        <text:list-item>
          <text:p text:style-name="P26">reorganiza módulos </text:p>
        </text:list-item>
        <text:list-item>
          <text:p text:style-name="P25">mantiene coherencia sin ser estático </text:p>
        </text:list-item>
      </text:list>
      <text:p text:style-name="Text_20_body">Esto permite adaptarse sin perder estabilidad.</text:p>
      <text:p text:style-name="Horizontal_20_Line"/>
      <text:h text:style-name="Heading_20_3" text:outline-level="3">3.7. Control distribuido</text:h>
      <text:p text:style-name="Text_20_body">Un controlador central es un punto único de fallo.<text:line-break/>La arquitectura óptima:</text:p>
      <text:list xml:id="list3618399121" text:style-name="L13">
        <text:list-item>
          <text:p text:style-name="P28">distribuye el control </text:p>
        </text:list-item>
        <text:list-item>
          <text:p text:style-name="P28">permite decisiones locales </text:p>
        </text:list-item>
        <text:list-item>
          <text:p text:style-name="P28">coordina sin centralizar </text:p>
        </text:list-item>
        <text:list-item>
          <text:p text:style-name="P27"><text:soft-page-break/>evita colapsos globales </text:p>
        </text:list-item>
      </text:list>
      <text:p text:style-name="Horizontal_20_Line"/>
      <text:h text:style-name="Heading_20_2" text:outline-level="2">4. Resumen lógico del punto</text:h>
      <text:p text:style-name="Text_20_body">Podemos condensarlo así:</text:p>
      <text:p text:style-name="Quotations">Dado que la estabilidad perfecta es imposible y el desorden es inevitable,<text:line-break/>la arquitectura que minimiza el impacto del límite de estabilidad es aquella que:</text:p>
      <text:list xml:id="list1033076185" text:style-name="L14">
        <text:list-item>
          <text:p text:style-name="P2">estabiliza localmente en lugar de globalmente </text:p>
        </text:list-item>
        <text:list-item>
          <text:p text:style-name="P2">se auto-repara de forma continua </text:p>
        </text:list-item>
        <text:list-item>
          <text:p text:style-name="P2">usa redundancia distribuida </text:p>
        </text:list-item>
        <text:list-item>
          <text:p text:style-name="P2">es modular y aislada por componentes </text:p>
        </text:list-item>
        <text:list-item>
          <text:p text:style-name="P2">opera alrededor de estados atractores </text:p>
        </text:list-item>
        <text:list-item>
          <text:p text:style-name="P2">es flexible sin ser caótica </text:p>
        </text:list-item>
        <text:list-item>
          <text:p text:style-name="P1">distribuye el control en lugar de centralizarlo </text:p>
        </text:list-item>
      </text:list>
      <text:p text:style-name="Text_20_body">Esto es pura teoría de sistemas bajo restricciones físicas.<text:line-break/>Más adelante, la revelación será que <text:span text:style-name="Strong_20_Emphasis">la vida encarna exactamente esta arquitectura</text:span>, pero por ahora seguimos en lógica pura.</text:p>
      <text:p text:style-name="Horizontal_20_Line"/>
      <text:p text:style-name="Text_20_body">¿Continuamos con el siguiente límite (tamaño, tiempo, termodinámica, causalidad, precisión, recursos materiales), o quieres revisar la coherencia de los seis puntos antes de avanzar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3T18:46:38.369000000</meta:creation-date>
    <dc:date>2026-04-03T18:52:11.893000000</dc:date>
    <meta:editing-duration>PT5M33S</meta:editing-duration>
    <meta:editing-cycles>1</meta:editing-cycles>
    <meta:document-statistic meta:table-count="0" meta:image-count="0" meta:object-count="0" meta:page-count="5" meta:paragraph-count="113" meta:word-count="776" meta:character-count="5032" meta:non-whitespace-character-count="4367"/>
    <meta:generator>LibreOffice/7.3.5.2$Windows_X86_64 LibreOffice_project/184fe81b8c8c30d8b5082578aee2fed2ea847c01</meta:generator>
  </office:meta>
</office:document-meta>
</file>